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68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text-properties fo:color="#0000ff" fo:font-size="24pt" style:font-size-asian="24pt" style:font-size-complex="24pt"/>
    </style:style>
    <style:style style:name="T1" style:family="text">
      <style:text-properties fo:color="#00ae00"/>
    </style:style>
    <style:style style:name="T2" style:family="text">
      <style:text-properties fo:color="#dc23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3b300" fo:font-size="28pt" style:font-size-asian="28pt" style:font-size-complex="28pt"/>
    </style:style>
    <style:style style:name="T5" style:family="text">
      <style:text-properties fo:color="#ff950e" fo:font-size="26pt" style:font-size-asian="26pt" style:font-size-complex="26pt"/>
    </style:style>
    <style:style style:name="T6" style:family="text">
      <style:text-properties fo:color="#00ae00" fo:font-size="26pt" style:font-size-asian="26pt" style:font-size-complex="26pt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fo:color="#dc2300" fo:font-size="26pt" style:font-size-asian="26pt" style:font-size-complex="26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color="#198a8a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280099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198a8a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b3b300" fo:font-size="26pt" style:font-size-asian="26pt" style:font-size-complex="26pt"/>
    </style:style>
    <style:style style:name="T15" style:family="text">
      <style:text-properties fo:color="#ff0000"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280099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ae00" fo:font-size="28pt" style:font-size-asian="28pt" style:font-size-complex="28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ff950e" fo:font-size="28pt" style:font-size-asian="28pt" style:font-size-complex="28pt"/>
    </style:style>
    <style:style style:name="T23" style:family="text">
      <style:text-properties fo:color="#0000ff" fo:font-size="22pt" style:font-size-asian="22pt" style:font-size-complex="22pt"/>
    </style:style>
    <style:style style:name="T24" style:family="text">
      <style:text-properties style:use-window-font-color="true" fo:font-size="22pt" style:font-size-asian="22pt" style:font-size-complex="22pt"/>
    </style:style>
    <style:style style:name="T25" style:family="text">
      <style:text-properties fo:color="#ff950e" fo:font-size="22pt" style:font-size-asian="22pt" style:font-size-complex="22pt"/>
    </style:style>
    <style:style style:name="T26" style:family="text">
      <style:text-properties fo:color="#280099" fo:font-size="22pt" style:font-size-asian="22pt" style:font-size-complex="22pt"/>
    </style:style>
    <style:style style:name="T27" style:family="text">
      <style:text-properties fo:color="#280099" fo:font-size="24pt" style:font-size-asian="24pt" style:font-size-complex="24pt"/>
    </style:style>
    <style:style style:name="T28" style:family="text">
      <style:text-properties fo:color="#ff950e"/>
    </style:style>
    <style:style style:name="T29" style:family="text">
      <style:text-properties fo:color="#198a8a" fo:font-style="italic" style:font-style-asian="italic" style:font-style-complex="italic"/>
    </style:style>
    <style:style style:name="T30" style:family="text">
      <style:text-properties fo:color="#0000ff" fo:font-size="26pt" style:font-size-asian="26pt" style:font-size-complex="26pt"/>
    </style:style>
    <style:style style:name="T31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4pt" style:font-size-asian="24pt" style:font-size-complex="24pt"/>
    </style:style>
    <style:style style:name="T34" style:family="text">
      <style:text-properties fo:color="#00ae00" fo:font-size="24pt" style:font-size-asian="24pt" style:font-size-complex="24pt"/>
    </style:style>
    <style:style style:name="T35" style:family="text">
      <style:text-properties fo:color="#ff950e" fo:font-size="24pt" style:font-size-asian="24pt" style:font-size-complex="24pt"/>
    </style:style>
    <style:style style:name="T36" style:family="text">
      <style:text-properties fo:color="#cccc00" fo:font-size="24pt" style:font-size-asian="24pt" style:font-size-complex="24pt"/>
    </style:style>
    <style:style style:name="T37" style:family="text">
      <style:text-properties fo:color="#280099"/>
    </style:style>
    <style:style style:name="T38" style:family="text">
      <style:text-properties style:use-window-font-color="true"/>
    </style:style>
    <style:style style:name="T39" style:family="text">
      <style:text-properties fo:color="#666600"/>
    </style:style>
    <style:style style:name="T40" style:family="text">
      <style:text-properties fo:color="#ff0000"/>
    </style:style>
    <style:style style:name="T41" style:family="text">
      <style:text-properties fo:color="#0000ff"/>
    </style:style>
    <style:style style:name="T42" style:family="text">
      <style:text-properties fo:color="#000000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color="#ff0000" fo:font-size="22pt" style:font-size-asian="22pt" style:font-size-complex="22pt"/>
    </style:style>
    <style:style style:name="T45" style:family="text">
      <style:text-properties fo:color="#808019" fo:font-size="22pt" style:font-size-asian="22pt" style:font-size-complex="22pt"/>
    </style:style>
    <style:style style:name="T46" style:family="text">
      <style:text-properties fo:color="#666600" fo:font-size="22pt" style:font-size-asian="22pt" style:font-size-complex="22pt"/>
    </style:style>
    <style:style style:name="T47" style:family="text">
      <style:text-properties fo:color="#00ae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ae00" fo:font-size="22pt" style:font-size-asian="22pt" style:font-size-complex="22pt"/>
    </style:style>
    <style:style style:name="T49" style:family="text">
      <style:text-properties fo:color="#ff0000" fo:font-size="24pt" style:font-size-asian="24pt" style:font-size-complex="24pt"/>
    </style:style>
    <style:style style:name="T50" style:family="text">
      <style:text-properties fo:color="#666600" fo:font-size="24pt" style:font-size-asian="24pt" style:font-size-complex="24pt"/>
    </style:style>
    <style:style style:name="T51" style:family="text">
      <style:text-properties fo:color="#666600" fo:font-size="26pt" style:font-size-asian="26pt" style:font-size-complex="26pt"/>
    </style:style>
    <style:style style:name="T52" style:family="text">
      <style:text-properties style:use-window-font-color="true" fo:font-size="32pt" style:font-size-asian="32pt" style:font-size-complex="32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666600" fo:font-size="28pt" style:font-size-asian="28pt" style:font-size-complex="28pt"/>
    </style:style>
    <style:style style:name="T55" style:family="text">
      <style:text-properties fo:color="#0000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Smarty : </text:p>
            <text:p>une histoire de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templates</text:p>
          </draw:text-box>
        </draw:frame>
        <draw:frame presentation:style-name="pr4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Peut se traduire par "modèle" ou "gabarit"</text:p>
              </text:list-item>
              <text:list-item>
                <text:p>Permet la séparation des 'engrenages' d'un site et de sa mise en page</text:p>
                <text:list>
                  <text:list-item>
                    <text:p>On va séparer, par exemple, la recupération des infos d'une liste de la manière dont on va l'afficher</text:p>
                  </text:list-item>
                  <text:list-item>
                    <text:p>Dans un sens, cela ressemble un peu au xslt qui transforme un ensemble de données en une page, à l'aide du modèle qu'il contient. </text:p>
                    <text:list>
                      <text:list-item>
                        <text:p>(On a : xml -(xslt)-&gt; html)</text:p>
                      </text:list-item>
                      <text:list-item>
                        <text:p>(On aura ici : php -(tpl)-&gt;html)</text:p>
                      </text:list-item>
                    </text:list>
                  </text:list-item>
                </text:list>
              </text:list-item>
              <text:list-item>
                <text:p>Inconvénient : retarde le chargement de la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 moteur : Smar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st un moteur de template assez rapide</text:p>
              </text:list-item>
              <text:list-item>
                <text:p>Pour php5 (utilise la POO)</text:p>
              </text:list-item>
              <text:list-item>
                <text:p>Facile d'utilisation</text:p>
                <text:p/>
              </text:list-item>
              <text:list-item>
                <text:p>Nous allons voir son fonction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2cm" svg:y="-0.007cm" presentation:class="title" presentation:user-transformed="true">
          <draw:text-box>
            <text:p>Utilisation de Smarty</text:p>
          </draw:text-box>
        </draw:frame>
        <draw:frame presentation:style-name="pr5" draw:layer="layout" svg:width="25.199cm" svg:height="17.161cm" svg:x="1.301cm" svg:y="3.5cm" presentation:class="outline" presentation:user-transformed="true">
          <draw:text-box>
            <text:list text:style-name="L2">
              <text:list-item>
                <text:p>Préambule : Les templates et Smarty (2)</text:p>
              </text:list-item>
              <text:list-item>
                <text:p>Introduction (1)</text:p>
              </text:list-item>
              <text:list-item>
                <text:p>Code minimal (1)</text:p>
              </text:list-item>
              <text:list-item>
                <text:p>Les variables (2)</text:p>
              </text:list-item>
              <text:list-item>
                <text:p>Les commentaires (1)</text:p>
              </text:list-item>
              <text:list-item>
                <text:p>Les modificateurs (3)</text:p>
              </text:list-item>
              <text:list-item>
                <text:p>Les fonctions (5)</text:p>
              </text:list-item>
              <text:list-item>
                <text:p>Modulabilité (3)</text:p>
              </text:list-item>
              <text:list-item>
                <text:p>Pour aller plus loin.. (1)</text:p>
              </text:list-item>
              <text:list-item>
                <text:p>Sources (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teur de Template, donc deux choses à voir :</text:p>
                <text:list>
                  <text:list-item>
                    <text:p>Utilisation côté php</text:p>
                  </text:list-item>
                  <text:list-item>
                    <text:p>Création d'un modèle (*.html ou *.tpl)</text:p>
                    <text:p/>
                  </text:list-item>
                </text:list>
              </text:list-item>
              <text:list-item>
                <text:p>On doit commencer par installer la classe</text:p>
                <text:list>
                  <text:list-item>
                    <text:p>Puis on devra inclure sa définition dans le fichier php (avec <text:span text:style-name="T1">require</text:span>(<text:span text:style-name="T2">"tpl/smarty.class.php"</text:span>);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Code minimal</text:p>
          </draw:text-box>
        </draw:frame>
        <draw:frame presentation:style-name="pr4" draw:layer="layout" svg:width="26.1cm" svg:height="17.734cm" svg:x="1.4cm" svg:y="2.923cm" presentation:class="outline" presentation:user-transformed="true">
          <draw:text-box>
            <text:list text:style-name="L2">
              <text:list-item>
                <text:p><text:span text:style-name="T3">Côté modèle : le code minimal d'une page HTML</text:span></text:p>
              </text:list-item>
              <text:list-item>
                <text:p><text:span text:style-name="T3">Côté php : la creation d'un objet issu de la classe smarty puis l'utilisation de la méthode </text:span><text:span text:style-name="T4">display</text:span><text:span text:style-name="T3">() de cette dernière pour générer la page finale</text:span></text:p>
                <text:p><text:span text:style-name="T5">&lt;?php</text:span></text:p>
                <text:list>
                  <text:list-header>
                    <text:p><text:span text:style-name="T6">require</text:span><text:span text:style-name="T7">(</text:span><text:span text:style-name="T8">"tpl/smarty.class.php"</text:span><text:span text:style-name="T7">);</text:span><text:span text:style-name="T9"> </text:span><text:span text:style-name="T10">// Contient Smarty</text:span></text:p>
                    <text:p><text:span text:style-name="T11">$tpl</text:span><text:span text:style-name="T12"> = </text:span><text:span text:style-name="T6">new</text:span><text:span text:style-name="T12"> Smarty(); </text:span><text:span text:style-name="T10">// Cree une instance de Smarty</text:span></text:p>
                    <text:p><text:span text:style-name="T13"/></text:p>
                    <text:p><text:span text:style-name="T10">// (on fera nos opérations et on réglera Smarty ici)</text:span></text:p>
                    <text:p><text:span text:style-name="T13"/></text:p>
                    <text:p><text:span text:style-name="T11">$tpl</text:span><text:span text:style-name="T12">-&gt;</text:span><text:span text:style-name="T14">display</text:span><text:span text:style-name="T12">(</text:span><text:span text:style-name="T15">"maPage.html"</text:span><text:span text:style-name="T12">); </text:span></text:p>
                    <text:p><text:span text:style-name="T10">// Genere la page à partir du modèle maPage.html</text:span></text:p>
                  </text:list-header>
                </text:list>
                <text:p><text:span text:style-name="T5">?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variables (1/2)</text:p>
          </draw:text-box>
        </draw:frame>
        <draw:frame presentation:style-name="pr4" draw:layer="layout" svg:width="25.199cm" svg:height="16.213cm" svg:x="1.301cm" svg:y="4.287cm" presentation:class="outline" presentation:user-transformed="true">
          <draw:text-box>
            <text:list text:style-name="L2">
              <text:list-item>
                <text:p><text:span text:style-name="T16">Pour pouvoir les afficher, le fichier template va avoir besoin des données</text:span></text:p>
              </text:list-item>
              <text:list-item>
                <text:p><text:span text:style-name="T16">Pour en transferer, côté php, on utilise la méthode assign de Smarty</text:span></text:p>
                <text:list>
                  <text:list-header>
                    <text:p><text:span text:style-name="T17">$tpl</text:span><text:span text:style-name="T3">-&gt;</text:span><text:span text:style-name="T4">assign</text:span><text:span text:style-name="T3">(</text:span><text:span text:style-name="T18">"maVariable"</text:span><text:span text:style-name="T19">,</text:span><text:span text:style-name="T18"> "uneValeur"</text:span><text:span text:style-name="T3">);</text:span></text:p>
                    <text:p><text:span text:style-name="T17">$tpl</text:span><text:span text:style-name="T3">-&gt;</text:span><text:span text:style-name="T4">assign</text:span><text:span text:style-name="T3">(</text:span><text:span text:style-name="T20">array</text:span><text:span text:style-name="T3">(</text:span></text:p>
                    <text:list>
                      <text:list-header>
                        <text:p><text:span text:style-name="T18">"uneAutre"</text:span><text:span text:style-name="T3"> =&gt; </text:span><text:span text:style-name="T18">"Yahoo"</text:span><text:span text:style-name="T3">,</text:span></text:p>
                        <text:p><text:span text:style-name="T18">"uneDerniere"</text:span><text:span text:style-name="T3"> =&gt; </text:span><text:span text:style-name="T18">"Plop"</text:span></text:p>
                      </text:list-header>
                    </text:list>
                    <text:p><text:span text:style-name="T3">));</text:span></text:p>
                  </text:list-header>
                </text:list>
              </text:list-item>
              <text:list-item>
                <text:p><text:span text:style-name="T16">Pour l'utiliser côté tpl, on utilisera les accolades</text:span></text:p>
                <text:list>
                  <text:list-header>
                    <text:p><text:span text:style-name="T21">&lt;p&gt;</text:span><text:span text:style-name="T3">maVariable vaut : </text:span><text:span text:style-name="T22">{</text:span><text:span text:style-name="T17">$maVariable</text:span><text:span text:style-name="T22">}</text:span><text:span text:style-name="T3"> </text:span><text:span text:style-name="T21">&lt;/p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e variable réservée (2/2)</text:p>
          </draw:text-box>
        </draw:frame>
        <draw:frame presentation:style-name="pr4" draw:layer="layout" svg:width="26.6cm" svg:height="14.954cm" svg:x="0.4cm" svg:y="5cm" presentation:class="outline" presentation:user-transformed="true">
          <draw:text-box>
            <text:list text:style-name="L2">
              <text:list-item>
                <text:p><text:span text:style-name="T7">Variable $smarty variable réservée, contient notemment les variables superglobales (get/post/cookies/server/env)</text:span></text:p>
                <text:list>
                  <text:list-item>
                    <text:p><text:span text:style-name="T9">Et request (pour rechercher dans l'ensemble de ces dernières)</text:span></text:p>
                    <text:p><text:span text:style-name="T23">&lt;p&gt;</text:span><text:span text:style-name="T24">$_GET['page'] vaut : </text:span><text:span text:style-name="T25">{</text:span><text:span text:style-name="T26">$smarty.get.page</text:span><text:span text:style-name="T25">}</text:span><text:span text:style-name="T23">&lt;/p&gt;</text:span></text:p>
                  </text:list-item>
                </text:list>
              </text:list-item>
              <text:list-item>
                <text:p><text:span text:style-name="T7">Mais ce n'est pas tout, elle contient aussi plusieurs variables utiles :</text:span></text:p>
                <text:list>
                  <text:list-item>
                    <text:p><text:span text:style-name="T27">$smarty.const</text:span><text:span text:style-name="T9">, qui à accès aux variables déclarées par define (php)</text:span></text:p>
                  </text:list-item>
                  <text:list-item>
                    <text:p><text:span text:style-name="T27">$smarty.now</text:span><text:span text:style-name="T9">, qui donne le timestamp du moment</text:span></text:p>
                  </text:list-item>
                  <text:list-item>
                    <text:p><text:span text:style-name="T9">(entre autres...)</text:span></text:p>
                    <text:list>
                      <text:list-item>
                        <text:p><text:span text:style-name="T9">http://www.smarty.net/docsv2/fr/language.variables.smarty.tpl</text:span></text:p>
                      </text:list-item>
                    </text:list>
                  </text:list-item>
                </text:list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es commentai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es commentaires Smarty ne sont pas visibles dans la sources HTML, cependant, si le fichier .tpl est trouvé, on y verra son propre source et donc les commentaires. </text:p>
                <text:list>
                  <text:list-item>
                    <text:p><text:span text:style-name="T28">{</text:span><text:span text:style-name="T29">* Commentaire Smarty, invisible sur le HTML *</text:span><text:span text:style-name="T28">}</text:span></text:p>
                  </text:list-item>
                  <text:list-item>
                    <text:p><text:span text:style-name="T29">&lt;!-- Commentaire HTML (visible dans le source)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-0.5cm" presentation:class="title" presentation:user-transformed="true">
          <draw:text-box>
            <text:p>Les modificateurs (1/3)</text:p>
          </draw:text-box>
        </draw:frame>
        <draw:frame presentation:style-name="pr4" draw:layer="layout" svg:width="25.199cm" svg:height="18.112cm" svg:x="1.301cm" svg:y="2.5cm" presentation:class="outline" presentation:user-transformed="true">
          <draw:text-box>
            <text:list text:style-name="L2">
              <text:list-item>
                <text:p><text:span text:style-name="T3">Ce sont des fonctions appliquées sur des variables</text:span></text:p>
                <text:list>
                  <text:list-item>
                    <text:p><text:span text:style-name="T12">Exemple : upper</text:span></text:p>
                  </text:list-item>
                </text:list>
              </text:list-item>
              <text:list-item>
                <text:p><text:span text:style-name="T3">Création :</text:span></text:p>
                <text:list>
                  <text:list-item>
                    <text:p><text:span text:style-name="T12">Creer une fonction (php) portant le nom : </text:span><text:span text:style-name="T30">smarty_modifier_????</text:span><text:span text:style-name="T12"> et qui prend pour variable la chaine (valeur de la variable à modifier) entre autres</text:span></text:p>
                    <text:p><text:span text:style-name="T31">function</text:span><text:span text:style-name="T32"> </text:span><text:span text:style-name="T33">smarty_modifier_htmlspecialchars</text:span><text:span text:style-name="T32">(</text:span><text:span text:style-name="T27">$string</text:span><text:span text:style-name="T32">) {</text:span></text:p>
                    <text:p><text:span text:style-name="T32"><text:s text:c="4"/></text:span><text:span text:style-name="T31">return</text:span><text:span text:style-name="T32"> </text:span><text:span text:style-name="T34">htmlspecialchars</text:span><text:span text:style-name="T32">(</text:span><text:span text:style-name="T27">$string</text:span><text:span text:style-name="T32">);</text:span></text:p>
                    <text:p><text:span text:style-name="T32">}</text:span></text:p>
                  </text:list-item>
                </text:list>
              </text:list-item>
              <text:list-item>
                <text:p><text:span text:style-name="T3">Utilisation :</text:span></text:p>
                <text:list>
                  <text:list-item>
                    <text:p><text:span text:style-name="T12">Pipe (|) pour ajouter un modificateur, Deux points (:) <text:s/>pour ajouter un paramètre</text:span></text:p>
                    <text:p><text:span text:style-name="T33">&lt;p&gt;</text:span><text:span text:style-name="T32">Voici $_GET["page"] securisée pour la faille XSS : </text:span><text:span text:style-name="T35">{</text:span><text:span text:style-name="T27">$smarty.get.page</text:span><text:span text:style-name="T32">|</text:span><text:span text:style-name="T36">htmlspecialchars</text:span><text:span text:style-name="T35">}</text:span><text:span text:style-name="T33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2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t : concatène</text:p>
                <text:list>
                  <text:list-item>
                    <text:p>Exemple : <text:s/><text:span text:style-name="T28">{</text:span><text:span text:style-name="T37">$var</text:span><text:span text:style-name="T38">|</text:span><text:span text:style-name="T39">cat</text:span><text:span text:style-name="T38">:</text:span><text:span text:style-name="T40">"texte"</text:span><text:span text:style-name="T28">}</text:span></text:p>
                  </text:list-item>
                </text:list>
              </text:list-item>
              <text:list-item>
                <text:p>date_format : Formatte une date </text:p>
                <text:list>
                  <text:list-item>
                    <text:p>Exemple : <text:span text:style-name="T28">{</text:span><text:span text:style-name="T37">$smarty.now</text:span>|<text:span text:style-name="T39">date_format</text:span>:<text:span text:style-name="T40">'%d/%m/%Y'</text:span><text:span text:style-name="T28">}</text:span></text:p>
                  </text:list-item>
                </text:list>
              </text:list-item>
              <text:list-item>
                <text:p>lower :<text:tab/>Met en minuscules. (inverse de upper)</text:p>
                <text:list>
                  <text:list-item>
                    <text:p>Exemple : <text:span text:style-name="T28">{</text:span><text:span text:style-name="T37">$petit</text:span>|<text:span text:style-name="T39">lower</text:span><text:span text:style-name="T28">}</text:span></text:p>
                  </text:list-item>
                </text:list>
              </text:list-item>
              <text:list-item>
                <text:p>replace : Rechercher/remplacer</text:p>
                <text:list>
                  <text:list-item>
                    <text:p>Exemple : <text:span text:style-name="T28">{</text:span><text:span text:style-name="T37">$toto</text:span>|<text:span text:style-name="T39">replace</text:span>:<text:span text:style-name="T40">"o"</text:span>:<text:span text:style-name="T40">"au"</text:span>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3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pacify : Permet d'ajouter un espace/un caractère (si donné) entre chaque lettre.</text:p>
                <text:list>
                  <text:list-item>
                    <text:p>Exemple : <text:span text:style-name="T28">{</text:span><text:span text:style-name="T37">$ajouter</text:span>|<text:span text:style-name="T39">spacify</text:span><text:span text:style-name="T28">}</text:span></text:p>
                  </text:list-item>
                </text:list>
              </text:list-item>
              <text:list-item>
                <text:p>string_format :<text:tab/>arrondit un chiffre.</text:p>
                <text:list>
                  <text:list-item>
                    <text:p>Exemple : <text:span text:style-name="T28">{</text:span><text:span text:style-name="T37">$nbr</text:span>|<text:span text:style-name="T39">string_format</text:span><text:span text:style-name="T28">}</text:span></text:p>
                  </text:list-item>
                </text:list>
              </text:list-item>
              <text:list-item>
                <text:p>truncate :<text:tab/>Coupe un texte</text:p>
                <text:list>
                  <text:list-item>
                    <text:p>Exemple : <text:span text:style-name="T28">{</text:span><text:span text:style-name="T37">$coupe</text:span>|<text:span text:style-name="T39">truncate</text:span>:30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0.744cm" presentation:class="title" presentation:user-transformed="true">
          <draw:text-box>
            <text:p>Les fonctions (1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ux familles :</text:p>
                <text:list>
                  <text:list-item>
                    <text:p>Les fonctions natives</text:p>
                  </text:list-item>
                  <text:list-item>
                    <text:p>Les fonctions utilisateur</text:p>
                  </text:list-item>
                </text:list>
              </text:list-item>
              <text:list-item>
                <text:p>Deux types :</text:p>
                <text:list>
                  <text:list-item>
                    <text:p>Les fonctions de bloc : Contient</text:p>
                  </text:list-item>
                  <text:list-item>
                    <text:p>Les fonctions utilisateur : Appelée à un endroit, Equivalent des fonctions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599cm" svg:height="3.256cm" svg:x="1.5cm" svg:y="1cm" presentation:class="title" presentation:user-transformed="true">
          <draw:text-box>
            <text:p>Les fonctions (natives) de blocs (2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oivent être refermées par un slash (/) + nom de la fonction</text:p>
                <text:list>
                  <text:list-item>
                    <text:p>Exemples : <text:span text:style-name="T41">if</text:span><text:span text:style-name="T38">,</text:span><text:span text:style-name="T41"> elseif</text:span><text:span text:style-name="T42">,</text:span><text:span text:style-name="T41"> foreach</text:span></text:p>
                    <text:list>
                      <text:list-item>
                        <text:p>(refermées par :<text:span text:style-name="T41"> /if</text:span>, <text:span text:style-name="T41">/foreach</text:span>)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41">literal</text:span> permet l'arrêt temporaire de l'interprêtation des accolades (permet d'inserer du java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7cm" svg:height="3.256cm" svg:x="1cm" svg:y="0.5cm" presentation:class="title" presentation:user-transformed="true">
          <draw:text-box>
            <text:p>Utilisation des fonctions de blocs (3/5) </text:p>
          </draw:text-box>
        </draw:frame>
        <draw:frame presentation:style-name="pr4" draw:layer="layout" svg:width="25.199cm" svg:height="16.439cm" svg:x="1.301cm" svg:y="4.061cm" presentation:class="outline" presentation:user-transformed="true">
          <draw:text-box>
            <text:list text:style-name="L2">
              <text:list-item>
                <text:p>On utilise, comme pour les variables, les accolades</text:p>
                <text:list>
                  <text:list-header>
                    <text:p><text:span text:style-name="T25">{</text:span><text:span text:style-name="T23">if</text:span><text:span text:style-name="T43"> </text:span><text:span text:style-name="T26">$est_ce_vrai</text:span><text:span text:style-name="T43"> == </text:span><text:span text:style-name="T44">'true'</text:span><text:span text:style-name="T25">}</text:span></text:p>
                    <text:list>
                      <text:list-header>
                        <text:p><text:span text:style-name="T23">&lt;p&gt;</text:span><text:span text:style-name="T43">Oui, c'est vrai !</text:span><text:span text:style-name="T23">&lt;/p&gt;</text:span></text:p>
                      </text:list-header>
                    </text:list>
                    <text:p><text:span text:style-name="T25">{</text:span><text:span text:style-name="T23">else</text:span><text:span text:style-name="T25">}</text:span></text:p>
                    <text:list>
                      <text:list-header>
                        <text:p><text:span text:style-name="T23">&lt;p&gt;</text:span><text:span text:style-name="T43">Non, c'est faux !</text:span><text:span text:style-name="T23">&lt;/p&gt;</text:span></text:p>
                      </text:list-header>
                    </text:list>
                    <text:p><text:span text:style-name="T25">{</text:span><text:span text:style-name="T23">/if</text:span><text:span text:style-name="T25">}</text:span></text:p>
                  </text:list-header>
                </text:list>
              </text:list-item>
              <text:list-item>
                <text:p>Pour foreach, deux paramètres : from et item</text:p>
                <text:list>
                  <text:list-header>
                    <text:p><text:span text:style-name="T23">&lt;ul&gt;</text:span></text:p>
                    <text:list>
                      <text:list-header>
                        <text:p><text:span text:style-name="T25">{</text:span><text:span text:style-name="T23">foreach</text:span><text:span text:style-name="T43"> </text:span><text:span text:style-name="T45">from</text:span><text:span text:style-name="T43">=</text:span><text:span text:style-name="T26">$maListe</text:span><text:span text:style-name="T43"> </text:span><text:span text:style-name="T46">item</text:span><text:span text:style-name="T43">=</text:span><text:span text:style-name="T46">monElement</text:span><text:span text:style-name="T25">}</text:span></text:p>
                        <text:list>
                          <text:list-header>
                            <text:p><text:span text:style-name="T23">&lt;li&gt;</text:span><text:span text:style-name="T25">{</text:span><text:span text:style-name="T26">$monElement</text:span><text:span text:style-name="T25">}</text:span><text:span text:style-name="T23">&lt;/li&gt;</text:span></text:p>
                          </text:list-header>
                        </text:list>
                        <text:p><text:span text:style-name="T25">{</text:span><text:span text:style-name="T23">/foreach</text:span><text:span text:style-name="T25">}</text:span></text:p>
                      </text:list-header>
                    </text:list>
                    <text:p><text:span text:style-name="T23">&lt;/ul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éation des fonctions de bloc (4/5)</text:p>
          </draw:text-box>
        </draw:frame>
        <draw:frame presentation:style-name="pr4" draw:layer="layout" svg:width="25.199cm" svg:height="14.932cm" svg:x="1cm" svg:y="4.391cm" presentation:class="outline" presentation:user-transformed="true">
          <draw:text-box>
            <text:list text:style-name="L2">
              <text:list-item>
                <text:p><text:span text:style-name="T12">Fonction utilisateur.</text:span></text:p>
              </text:list-item>
              <text:list-item>
                <text:p><text:span text:style-name="T12">Creer une fonction (php) portant la signature : smarty_block_name($params, $content, &amp;$smarty);</text:span></text:p>
              </text:list-item>
              <text:list-item>
                <text:p><text:span text:style-name="T12">Facultatif : &amp;$repeat : vaut TRUE à l'ouverture et FALSE à la fermeture. Si à la fermeture, on change sa valeur à TRUE, alors le bloc va être rappelé</text:span></text:p>
              </text:list-item>
              <text:list-item>
                <text:p><text:span text:style-name="T12">$content vaudra NULL à l'ouverture, et le contenu à la fermeture.</text:span></text:p>
                <text:p><text:span text:style-name="T47">function</text:span><text:span text:style-name="T43"> </text:span><text:span text:style-name="T23">smarty_block_escapestr</text:span><text:span text:style-name="T43">(</text:span><text:span text:style-name="T26">$params, $content, &amp;$smarty</text:span><text:span text:style-name="T43">) {</text:span></text:p>
                <text:list>
                  <text:list-header>
                    <text:p><text:span text:style-name="T47">if</text:span><text:span text:style-name="T43">(</text:span><text:span text:style-name="T47">isset</text:span><text:span text:style-name="T43">(</text:span><text:span text:style-name="T26">$content</text:span><text:span text:style-name="T43">))</text:span></text:p>
                    <text:list>
                      <text:list-header>
                        <text:p><text:span text:style-name="T47">return</text:span><text:span text:style-name="T43"> </text:span><text:span text:style-name="T48">mysql_real_escape_strings</text:span><text:span text:style-name="T43">(</text:span><text:span text:style-name="T26">$content</text:span><text:span text:style-name="T43">);</text:span></text:p>
                      </text:list-header>
                    </text:list>
                  </text:list-header>
                </text:list>
                <text:p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301cm" svg:y="0.5cm" presentation:class="title" presentation:user-transformed="true">
          <draw:text-box>
            <text:p>Les fonctions de template (5/5)</text:p>
          </draw:text-box>
        </draw:frame>
        <draw:frame presentation:style-name="pr4" draw:layer="layout" svg:width="25.199cm" svg:height="15.953cm" svg:x="1.301cm" svg:y="4.047cm" presentation:class="outline" presentation:user-transformed="true">
          <draw:text-box>
            <text:list text:style-name="L2">
              <text:list-item>
                <text:p><text:span text:style-name="T12">Semblables aux fonctions de bloc, mais est appelée ponctuellement.</text:span></text:p>
              </text:list-item>
              <text:list-item>
                <text:p><text:span text:style-name="T12">Creer une fonction (php) portant la signature : </text:span><text:span text:style-name="T30">smarty_function_????</text:span><text:span text:style-name="T12">(</text:span><text:span text:style-name="T11">$params</text:span><text:span text:style-name="T12">, </text:span><text:span text:style-name="T11">&amp;$smarty</text:span><text:span text:style-name="T12">)</text:span></text:p>
                <text:list>
                  <text:list-header>
                    <text:p><text:span text:style-name="T31">function</text:span><text:span text:style-name="T32"> </text:span><text:span text:style-name="T33">smarty_function_foo</text:span><text:span text:style-name="T32">(</text:span><text:span text:style-name="T27">$params, &amp;$smarty</text:span><text:span text:style-name="T32">) {</text:span></text:p>
                    <text:list>
                      <text:list-header>
                        <text:p><text:span text:style-name="T31">if</text:span><text:span text:style-name="T32">(</text:span><text:span text:style-name="T31">empty</text:span><text:span text:style-name="T32">(</text:span><text:span text:style-name="T27">$param</text:span><text:span text:style-name="T32">[</text:span><text:span text:style-name="T49">"unParametre"</text:span><text:span text:style-name="T32">]))</text:span></text:p>
                        <text:p><text:span text:style-name="T32">{</text:span></text:p>
                        <text:list>
                          <text:list-header>
                            <text:p><text:span text:style-name="T34">$smarty</text:span><text:span text:style-name="T32">-&gt;</text:span><text:span text:style-name="T50">_trigger_fatal_error</text:span><text:span text:style-name="T32">(</text:span><text:span text:style-name="T49">"[plugin] le paramètre 'unParametre' de la fonction foo est vide"</text:span><text:span text:style-name="T32">);</text:span></text:p>
                          </text:list-header>
                        </text:list>
                        <text:p><text:span text:style-name="T32">}</text:span></text:p>
                        <text:p><text:span text:style-name="T31">return</text:span><text:span text:style-name="T32"> </text:span><text:span text:style-name="T49">"resultat"</text:span><text:span text:style-name="T32">;</text:span></text:p>
                      </text:list-header>
                    </text:list>
                    <text:p><text:span text:style-name="T32">}</text:span></text:p>
                  </text:list-header>
                </text:list>
              </text:list-item>
              <text:list-item>
                <text:p><text:span text:style-name="T12">Utilisable comme ceci : </text:span><text:span text:style-name="T5">{</text:span><text:span text:style-name="T30">foo</text:span><text:span text:style-name="T12"> </text:span><text:span text:style-name="T51">unParametre</text:span><text:span text:style-name="T12">=</text:span><text:span text:style-name="T15">"42"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arité (1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clusion</text:p>
                <text:list>
                  <text:list-item>
                    <text:p>On utilise la fonction native de template <text:span text:style-name="T41">include</text:span></text:p>
                    <text:p><text:span text:style-name="T28">{</text:span><text:span text:style-name="T41">include </text:span>file="blabla.tpl"<text:span text:style-name="T28">}</text:span></text:p>
                  </text:list-item>
                </text:list>
              </text:list-item>
              <text:list-item>
                <text:p>Héritage</text:p>
                <text:list>
                  <text:list-item>
                    <text:p>Il est possible de creer un modèle général qui appelle des sous modèles à l'aide de la fonction native de bloc <text:span text:style-name="T41">block</text:span> et la fonction native de template <text:span text:style-name="T41">extends</text:span></text:p>
                  </text:list-item>
                  <text:list-item>
                    <text:p><text:span text:style-name="T38">Exemple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trame.html (2/3)</text:p>
          </draw:text-box>
        </draw:frame>
        <draw:frame presentation:style-name="pr4" draw:text-style-name="P1" draw:layer="layout" svg:width="25.199cm" svg:height="15.051cm" svg:x="1.4cm" svg:y="4.914cm" presentation:class="outline" presentation:user-transformed="true">
          <draw:text-box>
            <text:list text:style-name="L2">
              <text:list-item>
                <text:p><text:span text:style-name="T52">Dans le modèle, on met des blocks là où les valeurs chageront</text:span></text:p>
              </text:list-item>
              <text:list-item>
                <text:p><text:span text:style-name="T52">Et on y met les valeurs par defaut</text:span></text:p>
                <text:p><text:span text:style-name="T33">&lt;html&gt;</text:span></text:p>
                <text:list>
                  <text:list-header>
                    <text:p><text:span text:style-name="T33">&lt;head&gt;</text:span></text:p>
                    <text:list>
                      <text:list-header>
                        <text:p><text:span text:style-name="T33">&lt;title&gt;</text:span><text:span text:style-name="T35">{</text:span><text:span text:style-name="T33">block </text:span><text:span text:style-name="T50">name</text:span><text:span text:style-name="T9">=</text:span><text:span text:style-name="T50">titre</text:span><text:span text:style-name="T35">}</text:span><text:span text:style-name="T9">Titre par defaut</text:span><text:span text:style-name="T35">{</text:span><text:span text:style-name="T33">/block</text:span><text:span text:style-name="T35">}</text:span><text:span text:style-name="T33">&lt;/title&gt;</text:span></text:p>
                      </text:list-header>
                    </text:list>
                    <text:p><text:span text:style-name="T33">&lt;/head&gt;</text:span></text:p>
                    <text:p><text:span text:style-name="T33">&lt;body&gt;</text:span></text:p>
                    <text:list>
                      <text:list-header>
                        <text:p><text:span text:style-name="T35">{</text:span><text:span text:style-name="T33">block </text:span><text:span text:style-name="T50">name</text:span><text:span text:style-name="T53">=</text:span><text:span text:style-name="T50">contenu</text:span><text:span text:style-name="T35">}</text:span><text:span text:style-name="T9">Cette page ne contient rien</text:span><text:span text:style-name="T35">{</text:span><text:span text:style-name="T33">/block</text:span><text:span text:style-name="T35">}</text:span></text:p>
                      </text:list-header>
                    </text:list>
                    <text:p><text:span text:style-name="T33">&lt;/body&gt;</text:span></text:p>
                  </text:list-header>
                </text:list>
                <text:p><text:span text:style-name="T33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index.html (3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n y appelle la trame puis on spécifie les changements</text:p>
                <text:p><text:span text:style-name="T22">{</text:span><text:span text:style-name="T21">extends</text:span><text:span text:style-name="T3"> </text:span><text:span text:style-name="T54">file</text:span><text:span text:style-name="T3">=</text:span><text:span text:style-name="T18">"trame.html"</text:span><text:span text:style-name="T22">}</text:span></text:p>
                <text:p><text:span text:style-name="T22">{</text:span><text:span text:style-name="T21">block</text:span><text:span text:style-name="T3"> </text:span><text:span text:style-name="T54">name</text:span><text:span text:style-name="T3">=</text:span><text:span text:style-name="T54">titre</text:span><text:span text:style-name="T22">}</text:span><text:span text:style-name="T3">Le titre de ma page</text:span><text:span text:style-name="T22">{</text:span><text:span text:style-name="T21">/block</text:span><text:span text:style-name="T22">}</text:span></text:p>
                <text:p><text:span text:style-name="T22">{</text:span><text:span text:style-name="T21">block</text:span><text:span text:style-name="T3"> </text:span><text:span text:style-name="T54">name</text:span><text:span text:style-name="T3">=</text:span><text:span text:style-name="T54">contenu</text:span><text:span text:style-name="T22">}</text:span><text:span text:style-name="T3">"Contenu" est un mot.</text:span><text:span text:style-name="T22">{</text:span><text:span text:style-name="T21">/block</text:span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our aller plus loin</text:p>
          </draw:text-box>
        </draw:frame>
        <draw:frame presentation:style-name="pr4" draw:layer="layout" svg:width="25.199cm" svg:height="16.161cm" svg:x="1.301cm" svg:y="4.5cm" presentation:class="outline" presentation:user-transformed="true">
          <draw:text-box>
            <text:list text:style-name="L2">
              <text:list-item>
                <text:p>Utilisation avancée de foreach</text:p>
              </text:list-item>
              <text:list-item>
                <text:p>Voir les autres fonctions natives</text:p>
              </text:list-item>
              <text:list-item>
                <text:p>Utiliser <text:span text:style-name="T41">register_function </text:span><text:span text:style-name="T38">et</text:span><text:span text:style-name="T41"> unregister_function</text:span></text:p>
              </text:list-item>
              <text:list-item>
                <text:p>Voir la creation de variables à l'aide de fichiers de configuration, ainsi que les objets</text:p>
              </text:list-item>
              <text:list-item>
                <text:p>Smarty peut également gérer le cache</text:p>
              </text:list-item>
              <text:list-item>
                <text:p>Voir le système de filtres</text:p>
              </text:list-item>
              <text:list-item>
                <text:p>Utiliser <text:span text:style-name="T28">{</text:span><text:span text:style-name="T41">debug</text:span><text:span text:style-name="T28">}</text:span> affichant une pop-up de toutes les variables</text:p>
              </text:list-item>
              <text:list-item>
                <text:p>Entre autres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urces</text:p>
          </draw:text-box>
        </draw:frame>
        <draw:frame presentation:style-name="pr4" draw:layer="layout" svg:width="26.1cm" svg:height="15.223cm" svg:x="1.4cm" svg:y="4.914cm" presentation:class="outline" presentation:user-transformed="true">
          <draw:text-box>
            <text:list text:style-name="L2">
              <text:list-item>
                <text:p>La documentation de Smarty (en français !)</text:p>
              </text:list-item>
              <text:list-item>
                <text:p>Le tutoriel du site du zéro</text:p>
              </text:list-item>
              <text:list-item>
                <text:p>La page (en anglais) de wikipédia</text:p>
              </text:list-item>
              <text:list-item>
                <text:p>L'initiation aux templates de developpez.com</text:p>
              </text:list-item>
              <text:list-item>
                <text:p>Je comptais au départ parler de phpBB et des débuts de php, mais vu le nombre d'infos déjà présentes dans la présentation, je préfère en rester là.</text:p>
                <text:list>
                  <text:list-item>
                    <text:p><text:span text:style-name="T55">http://www.php.net/manual/en/history.php.php</text:span></text:p>
                  </text:list-item>
                  <text:list-item>
                    <text:p>Les systèmes de templates chez phpcodeur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4H07M51S</meta:editing-duration>
    <meta:editing-cycles>20</meta:editing-cycles>
    <meta:generator>OpenOffice.org/3.2$Win32 OpenOffice.org_project/320m18$Build-9502</meta:generator>
    <dc:date>2011-10-15T19:11:19.37</dc:date>
    <dc:creator>Sylvain Lafon</dc:creator>
    <meta:document-statistic meta:object-count="119"/>
  </office:meta>
</office:document-meta>
</file>